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SetTests.mergeWithNull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SetTests.mergeEmpty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SetTests.merge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dSetTests.mergeWithNonCompatiblePar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SetTests.mergeNotAllowedWhenMergeNo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tTests.mergeChildValuesOverrideThe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